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cm" fo:min-width="22.811cm"/>
    </style:style>
    <style:style style:name="gr2" style:family="graphic" style:parent-style-name="standard">
      <style:graphic-properties draw:textarea-horizontal-align="justify" draw:textarea-vertical-align="middle" draw:auto-grow-height="false" fo:min-height="2.85cm" fo:min-width="4.1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5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15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6.37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18cm"/>
    </style:style>
    <style:style style:name="gr8" style:family="graphic" style:parent-style-name="standard">
      <style:graphic-properties draw:textarea-horizontal-align="justify" draw:textarea-vertical-align="middle" draw:auto-grow-height="false" fo:min-height="3.35cm" fo:min-width="6.8cm"/>
    </style:style>
    <style:style style:name="gr9" style:family="graphic" style:parent-style-name="standard">
      <style:graphic-properties draw:textarea-horizontal-align="justify" draw:textarea-vertical-align="middle" draw:auto-grow-height="false" fo:min-height="1.05cm" fo:min-width="1.8cm"/>
    </style:style>
    <style:style style:name="gr10" style:family="graphic" style:parent-style-name="standard">
      <style:graphic-properties draw:textarea-horizontal-align="justify" draw:textarea-vertical-align="top" draw:auto-grow-height="false" fo:min-height="6.95cm" fo:min-width="21.6cm"/>
    </style:style>
    <style:style style:name="gr11" style:family="graphic" style:parent-style-name="standard">
      <style:graphic-properties draw:textarea-horizontal-align="justify" draw:textarea-vertical-align="middle" draw:auto-grow-height="false" fo:min-height="0.85cm" fo:min-width="2cm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3.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7cm"/>
    </style:style>
    <style:style style:name="gr14" style:family="graphic" style:parent-style-name="standard">
      <style:graphic-properties draw:textarea-horizontal-align="justify" draw:textarea-vertical-align="middle" draw:auto-grow-height="false" fo:min-height="1.85cm" fo:min-width="4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</style:style>
    <style:style style:name="gr17" style:family="graphic" style:parent-style-name="standard">
      <style:graphic-properties draw:textarea-horizontal-align="justify" draw:textarea-vertical-align="middle" draw:auto-grow-height="false" fo:min-height="3.45cm" fo:min-width="7cm"/>
    </style:style>
    <style:style style:name="gr18" style:family="graphic" style:parent-style-name="standard" style:list-style-name="L1">
      <style:graphic-properties draw:textarea-horizontal-align="justify" draw:textarea-vertical-align="middle" draw:auto-grow-height="false" fo:min-height="3.05cm" fo:min-width="6.1cm"/>
    </style:style>
    <style:style style:name="gr19" style:family="graphic" style:parent-style-name="standard">
      <style:graphic-properties draw:textarea-horizontal-align="justify" draw:textarea-vertical-align="middle" draw:auto-grow-height="false" fo:min-height="1.35cm" fo:min-width="8.1cm"/>
    </style:style>
    <style:style style:name="gr20" style:family="graphic" style:parent-style-name="standard">
      <style:graphic-properties draw:textarea-horizontal-align="justify" draw:textarea-vertical-align="middle" draw:auto-grow-height="false" fo:min-height="5.35cm" fo:min-width="9.3cm"/>
    </style:style>
    <style:style style:name="gr21" style:family="graphic" style:parent-style-name="standard">
      <style:graphic-properties draw:textarea-horizontal-align="justify" draw:textarea-vertical-align="middle" draw:auto-grow-height="false" fo:min-height="4.35cm" fo:min-width="9.3cm"/>
    </style:style>
    <style:style style:name="gr22" style:family="graphic" style:parent-style-name="standard">
      <style:graphic-properties draw:textarea-horizontal-align="justify" draw:textarea-vertical-align="middle" draw:auto-grow-height="false" fo:min-height="1.45cm" fo:min-width="4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531cm"/>
    </style:style>
    <style:style style:name="gr24" style:family="graphic" style:parent-style-name="standard">
      <style:graphic-properties draw:textarea-horizontal-align="justify" draw:textarea-vertical-align="middle" draw:auto-grow-height="false" fo:min-height="1.85cm" fo:min-width="4.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718cm"/>
    </style:style>
    <style:style style:name="gr26" style:family="graphic" style:parent-style-name="standard">
      <style:graphic-properties draw:textarea-horizontal-align="justify" draw:textarea-vertical-align="middle" draw:auto-grow-height="false" fo:min-height="5.75cm" fo:min-width="6cm"/>
    </style:style>
    <style:style style:name="gr2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 draw:fill-color="#ffffff"/>
      <style:text-properties fo:font-size="30pt" style:font-size-asian="30pt" style:font-size-complex="30pt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3.311cm" svg:height="3.4cm" svg:x="1.5cm" svg:y="1.5cm">
          <draw:text-box>
            <text:p><text:span text:style-name="T1">Primärziel: Trennung von GUI und Engine</text:span></text:p>
            <text:p><text:span text:style-name="T2">Sekundärziel: Geplanteres vorgehen und eine saubere Implementierung </text:span></text:p>
            <text:p><text:span text:style-name="T1"/></text:p>
          </draw:text-box>
        </draw:frame>
        <draw:custom-shape draw:style-name="gr2" draw:text-style-name="P2" draw:layer="layout" svg:width="4.6cm" svg:height="3.1cm" svg:x="12.4cm" svg:y="5.8cm">
          <text:p text:style-name="P2">Engine </text:p>
          <text:p text:style-name="P2">(Ais inklusive)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4.6cm" svg:height="3.1cm" svg:x="3.3cm" svg:y="5.8cm">
          <text:p text:style-name="P2">Spiele Server 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6cm" svg:height="3.1cm" svg:x="22.2cm" svg:y="5.8cm">
          <text:p text:style-name="P2">Client GUI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9cm" svg:y1="7.4cm" svg:x2="12.4cm" svg:y2="7.4cm">
          <text:p/>
        </draw:line>
        <draw:line draw:style-name="gr3" draw:text-style-name="P3" draw:layer="layout" svg:x1="22.2cm" svg:y1="7.4cm" svg:x2="17cm" svg:y2="7.4cm">
          <text:p/>
        </draw:line>
        <draw:frame draw:style-name="gr4" draw:text-style-name="P4" draw:layer="layout" svg:width="4.655cm" svg:height="1.199cm" svg:x="7.845cm" svg:y="6.801cm">
          <draw:text-box>
            <text:p><text:span text:style-name="T3">Nutzt Instanzen</text:span></text:p>
            <text:p><text:span text:style-name="T3"><text:s/></text:span><text:span text:style-name="T3">zur spiele Verwaltung</text:span></text:p>
          </draw:text-box>
        </draw:frame>
        <draw:frame draw:style-name="gr5" draw:text-style-name="P4" draw:layer="layout" svg:width="4.651cm" svg:height="1.199cm" svg:x="17.375cm" svg:y="6.8cm">
          <draw:text-box>
            <text:p><text:span text:style-name="T3">Als Schachengine</text:span></text:p>
            <text:p><text:span text:style-name="T3">Im AI und PVP Modus</text:span></text:p>
          </draw:text-box>
        </draw:frame>
        <draw:connector draw:style-name="gr3" draw:text-style-name="P3" draw:layer="layout" draw:line-skew="1.799cm" svg:x1="24.5cm" svg:y1="8.9cm" svg:x2="5.6cm" svg:y2="8.9cm" draw:start-shape="id1" draw:end-shape="id2" draw:end-glue-point="2" svg:d="M24500 8900v2300h-18900v-2300" svg:viewBox="0 0 18901 2301">
          <text:p/>
        </draw:connector>
        <draw:frame draw:style-name="gr6" draw:text-style-name="P4" draw:layer="layout" svg:width="6.874cm" svg:height="0.725cm" svg:x="12.3cm" svg:y="10.475cm">
          <draw:text-box>
            <text:p><text:span text:style-name="T4">A</text:span><text:span text:style-name="T3">ls Schachengine im Multi Modus</text:span></text:p>
          </draw:text-box>
        </draw:frame>
      </draw:page>
      <draw:page draw:name="page2" draw:style-name="dp1" draw:master-page-name="Standard">
        <draw:frame draw:style-name="gr7" draw:text-style-name="P5" draw:layer="layout" svg:width="6.518cm" svg:height="0.962cm" svg:x="1.582cm" svg:y="1.338cm">
          <draw:text-box>
            <text:p>Die SpieleEngine API</text:p>
          </draw:text-box>
        </draw:frame>
        <draw:custom-shape draw:style-name="gr8" draw:text-style-name="P2" draw:layer="layout" svg:width="7.3cm" svg:height="3.6cm" svg:x="7cm" svg:y="3.1cm">
          <text:p text:style-name="P2">GameFactory</text:p>
          <text:p text:style-name="P2"><text:span text:style-name="T5">Diese bietet Spieleinstanzen an.</text:span></text:p>
          <text:p text:style-name="P2"><text:span text:style-name="T5">Es gibt spezielle Methoden für PvP, AI, Multi,</text:span></text:p>
          <text:p text:style-name="P2"><text:span text:style-name="T5">welche eventuell initalisierungen vornhmen.</text:span></text:p>
          <text:p text:style-name="P2"><text:span text:style-name="T5">Zurück kommt ein Game Objekt,</text:span></text:p>
          <text:p text:style-name="P2"><text:span text:style-name="T5">welches eine Fasade für die Engine darstellt.</text:span> 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3cm" svg:height="1.3cm" svg:x="1.5cm" svg:y="4.3cm">
          <text:p text:style-name="P2">Nutzer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3" draw:layer="layout" svg:x1="3.8cm" svg:y1="5cm" svg:x2="7.1cm" svg:y2="5cm">
          <text:p/>
        </draw:line>
        <draw:custom-shape draw:style-name="gr10" draw:text-style-name="P6" draw:layer="layout" svg:width="22.1cm" svg:height="7.2cm" svg:x="4.1cm" svg:y="8.9cm">
          <text:p text:style-name="P6">Game &lt;&lt;Fassade&gt;&gt;, Abstrakte Klasse</text:p>
          <text:p text:style-name="P6"><text:span text:style-name="T5"/></text:p>
          <text:p text:style-name="P6"><text:span text:style-name="T6">Öffentliche Schnittstelle:</text:span></text:p>
          <text:list text:style-name="L1">
            <text:list-item>
              <text:p text:style-name="P6"><text:span text:style-name="T7">sendMove(figureId, coordinate) //Returns Update Object, im MultiModus wird dem Server der Zug mitgeteilt</text:span></text:p>
            </text:list-item>
            <text:list-item>
              <text:p text:style-name="P6"><text:span text:style-name="T7">getMultiMove() //Return Update Object /Wartet darauf das der Server den Zug des Mitspielers sendet und gibt ihn dann zurück.</text:span></text:p>
            </text:list-item>
            <text:list-item>
              <text:p text:style-name="P6"><text:span text:style-name="T7">getAiMove() //Returns Update Object //Wartet bis die Engine eine Ai Zug errechnet hat.</text:span></text:p>
            </text:list-item>
            <text:list-item>
              <text:p text:style-name="P6"><text:span text:style-name="T5">getPossibleMovesForFigure() //Wenn der König im Matt steht wirkt sich das ebenso aus.</text:span></text:p>
            </text:list-item>
            <text:list-item>
              <text:p text:style-name="P6"><text:span text:style-name="T7">im Matt steht, wirkt sich das auch aus. </text:span><text:span text:style-name="T5">//Returns ArrayPoints</text:span></text:p>
            </text:list-item>
            <text:list-item>
              <text:p text:style-name="P6"><text:span text:style-name="T5">GetSettings() //Returns the Settings of the Session</text:span></text:p>
            </text:list-item>
            <text:list-item>
              <text:p text:style-name="P6"><text:span text:style-name="T5">GetGameState() //Return current game state (i.a. Running, Over usw,) as Enum</text:span></text:p>
            </text:list-item>
            <text:list-item>
              <text:p text:style-name="P6"><text:span text:style-name="T5">getAllPossibleMoves(player) //Gibt eine Liste mit allen Möglichen Coordinaten zurück</text:span></text:p>
            </text:list-item>
            <text:list-item>
              <text:p text:style-name="P6"><text:span text:style-name="T5">GetCriticalKingMoves() //Gibt eine Liste der Züge zurück die Für den König kritisch sind,</text:span></text:p>
            </text:list-item>
            <text:list-item>
              <text:p text:style-name="P6"><text:span text:style-name="T5">changePawn();</text:span></text:p>
            </text:list-item>
            <text:list-item>
              <text:p text:style-name="P6"><text:span text:style-name="T5"/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7cm" svg:y1="6.7cm" svg:x2="10.7cm" svg:y2="8.9cm">
          <text:p/>
        </draw:line>
      </draw:page>
      <draw:page draw:name="page3" draw:style-name="dp1" draw:master-page-name="Standard">
        <draw:custom-shape draw:style-name="gr11" draw:text-style-name="P2" xml:id="id3" draw:id="id3" draw:layer="layout" svg:width="2.5cm" svg:height="1.1cm" svg:x="10.4cm" svg:y="1.3cm">
          <text:p text:style-name="P2">Game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1cm" svg:height="2cm" svg:x="9.8cm" svg:y="5.6cm">
          <text:p text:style-name="P2">Chessboard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4.1cm" svg:height="2cm" svg:x="9.7cm" svg:y="10.8cm">
          <text:p text:style-name="P2">Figur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6cm" svg:y1="2.4cm" svg:x2="11.6cm" svg:y2="5.6cm">
          <text:p/>
        </draw:line>
        <draw:line draw:style-name="gr3" draw:text-style-name="P3" draw:layer="layout" svg:x1="11.6cm" svg:y1="7.6cm" svg:x2="11.6cm" svg:y2="10.8cm">
          <text:p/>
        </draw:line>
        <draw:frame draw:style-name="gr13" draw:text-style-name="P5" draw:layer="layout" svg:width="5.747cm" svg:height="0.962cm" svg:x="11.7cm" svg:y="8.4cm">
          <draw:text-box>
            <text:p>Enthält alle figuren</text:p>
          </draw:text-box>
        </draw:frame>
        <draw:custom-shape draw:style-name="gr14" draw:text-style-name="P2" xml:id="id4" draw:id="id4" draw:layer="layout" svg:width="4.8cm" svg:height="2.1cm" svg:x="19.1cm" svg:y="5.5cm">
          <text:p text:style-name="P2">AI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2.9cm" svg:y1="1.85cm" svg:x2="21.5cm" svg:y2="5.5cm" draw:start-shape="id3" draw:start-glue-point="1" draw:end-shape="id4" draw:end-glue-point="0" svg:d="M12900 1850h8600v3650" svg:viewBox="0 0 8601 3651">
          <text:p/>
        </draw:connector>
        <draw:frame draw:style-name="gr15" draw:text-style-name="P5" draw:layer="layout" svg:width="2.86cm" svg:height="0.962cm" svg:x="22cm" svg:y="3.5cm">
          <draw:text-box>
            <text:p>Optional</text:p>
          </draw:text-box>
        </draw:frame>
        <draw:frame draw:style-name="gr16" draw:text-style-name="P5" draw:layer="layout" svg:width="4.376cm" svg:height="0.962cm" svg:x="14.4cm" svg:y="5.438cm">
          <draw:text-box>
            <text:p>Informationen</text:p>
          </draw:text-box>
        </draw:frame>
        <draw:line draw:style-name="gr3" draw:text-style-name="P3" draw:layer="layout" svg:x1="13.9cm" svg:y1="6.8cm" svg:x2="19cm" svg:y2="6.8cm">
          <text:p/>
        </draw:line>
        <draw:custom-shape draw:style-name="gr17" draw:text-style-name="P6" draw:layer="layout" svg:width="7.5cm" svg:height="3.7cm" svg:x="1.2cm" svg:y="5.8cm">
          <text:p text:style-name="P6"><text:span text:style-name="T2">Update</text:span></text:p>
          <text:p text:style-name="P6"><text:span text:style-name="T8">Enthält</text:span><text:span text:style-name="T5">:</text:span></text:p>
          <text:p text:style-name="P6"><text:span text:style-name="T5">Liste von UpdateElements</text:span></text:p>
          <text:p text:style-name="P6"><text:span text:style-name="T5">Enthält den Aktuellen GameState</text:span></text:p>
          <text:p text:style-name="P6"><text:span text:style-name="T5">Enthält einen Hinweis, falls ein Pawn </text:span></text:p>
          <text:p text:style-name="P6"><text:span text:style-name="T5">am Rand steht und getauscht werden könnte</text:span></text:p>
          <text:p text:style-name="P6"><text:span text:style-name="T5"/></text:p>
          <text:p text:style-name="P2"><text:span text:style-name="T5"/></text:p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6.6cm" svg:height="3.3cm" svg:x="2.1cm" svg:y="9.6cm">
          <text:p text:style-name="P7"><text:span text:style-name="T2">UpdateElement</text:span></text:p>
          <text:p text:style-name="P7"><text:span text:style-name="T8">Enthält</text:span><text:span text:style-name="T5">:</text:span></text:p>
          <text:p text:style-name="P7"><text:span text:style-name="T5">Eine Position</text:span></text:p>
          <text:p text:style-name="P6"><text:span text:style-name="T5">Die FigureID</text:span></text:p>
          <text:p text:style-name="P6"><text:span text:style-name="T5">Den Zustand, sprich tot, bewege, neu</text:span></text:p>
          <text:p text:style-name="P2"><text:span text:style-name="T5"/></text:p>
          <text:p text:style-name="P2"><text:span text:style-name="T5"/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8.6cm" svg:height="1.6cm" svg:x="18.4cm" svg:y="12.2cm">
          <text:p text:style-name="P2">GameState:</text:p>
          <text:p text:style-name="P6"><text:span text:style-name="T7">PLAYER1_WON, PLAYER2_WON, RUNNING</text:span><text:span text:style-name="T5">, 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9.8cm" svg:height="5.6cm" svg:x="1.7cm" svg:y="13.6cm">
          <text:p text:style-name="P6">FigureId:</text:p>
          <text:p text:style-name="P6"><text:span text:style-name="T3">&lt;FigureCode&gt;_&lt;player&gt;_&lt;pieceId&gt;</text:span></text:p>
          <text:p text:style-name="P6"><text:span text:style-name="T3">FigureCodes: </text:span></text:p>
          <text:list text:style-name="L1">
            <text:list-item>
              <text:p text:style-name="P6"><text:span text:style-name="T3">King ki</text:span></text:p>
            </text:list-item>
            <text:list-item>
              <text:p text:style-name="P6"><text:span text:style-name="T3">Knight kn</text:span></text:p>
            </text:list-item>
            <text:list-item>
              <text:p text:style-name="P6"><text:span text:style-name="T3">Rook ro</text:span></text:p>
            </text:list-item>
            <text:list-item>
              <text:p text:style-name="P6"><text:span text:style-name="T3">Pawn pa</text:span></text:p>
            </text:list-item>
            <text:list-item>
              <text:p text:style-name="P6"><text:span text:style-name="T3">Queen qn</text:span></text:p>
            </text:list-item>
            <text:list-item>
              <text:p text:style-name="P6"><text:span text:style-name="T3">Bishop bi</text:span></text:p>
            </text:list-item>
          </text:list>
          <text:p text:style-name="P2"><text:span text:style-name="T3"/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6" draw:layer="layout" svg:width="9.8cm" svg:height="4.6cm" svg:x="17.3cm" svg:y="14.6cm">
          <text:p text:style-name="P6">Coordinate:</text:p>
          <text:p text:style-name="P6"><text:span text:style-name="T3">i und j</text:span></text:p>
          <text:p text:style-name="P6"><text:span text:style-name="T3">Es gibt 5 Typen: </text:span></text:p>
          <text:p text:style-name="P6"><text:span text:style-name="T3">MOVE, KILL, ROCHADE</text:span></text:p>
          <text:p text:style-name="P6"><text:span text:style-name="T3">(Nur für die Markierung relevant)</text:span></text:p>
          <text:p text:style-name="P2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4.8cm" svg:height="1.7cm" svg:x="1.6cm" svg:y="2.8cm">
          <text:p text:style-name="P2">Player</text:p>
          <draw:enhanced-geometry svg:viewBox="0 0 21600 21600" draw:type="rectangle" draw:enhanced-path="M 0 0 L 21600 0 21600 21600 0 21600 0 0 Z N"/>
        </draw:custom-shape>
        <draw:frame draw:style-name="gr23" draw:text-style-name="P4" draw:layer="layout" svg:width="6.031cm" svg:height="0.725cm" svg:x="4.769cm" svg:y="4.575cm">
          <draw:text-box>
            <text:p><text:span text:style-name="T3">Spielerglobale Informationen </text:span></text:p>
          </draw:text-box>
        </draw:frame>
        <draw:line draw:style-name="gr3" draw:text-style-name="P3" draw:layer="layout" svg:x1="9.9cm" svg:y1="5.6cm" svg:x2="6.4cm" svg:y2="4.5cm">
          <text:p/>
        </draw:line>
        <draw:custom-shape draw:style-name="gr24" draw:text-style-name="P2" draw:layer="layout" svg:width="4.7cm" svg:height="2.1cm" svg:x="19.2cm" svg:y="9cm">
          <text:p text:style-name="P2">MP Interface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frame draw:style-name="gr25" draw:text-style-name="P5" draw:layer="layout" svg:width="10.218cm" svg:height="0.962cm" svg:x="2.1cm" svg:y="1.5cm">
          <draw:text-box>
            <text:p>Das Board</text:p>
          </draw:text-box>
        </draw:frame>
        <draw:custom-shape draw:style-name="gr26" draw:text-style-name="P2" draw:layer="layout" svg:width="6.5cm" svg:height="6cm" svg:x="3.3cm" svg:y="6.2cm">
          <text:p/>
          <draw:enhanced-geometry svg:viewBox="0 0 21600 21600" draw:type="rectangle" draw:enhanced-path="M 0 0 L 21600 0 21600 21600 0 21600 0 0 Z N"/>
        </draw:custom-shape>
        <draw:line draw:style-name="gr27" draw:text-style-name="P2" draw:layer="layout" svg:x1="3.4cm" svg:y1="5.5cm" svg:x2="9.8cm" svg:y2="5.5cm">
          <text:p/>
        </draw:line>
        <draw:line draw:style-name="gr27" draw:text-style-name="P2" draw:layer="layout" svg:x1="10.9cm" svg:y1="6.2cm" svg:x2="10.9cm" svg:y2="12.2cm">
          <text:p/>
        </draw:line>
        <draw:frame draw:style-name="gr28" draw:text-style-name="P5" draw:layer="layout" svg:width="0.642cm" svg:height="0.962cm" svg:x="5.9cm" svg:y="4.9cm">
          <draw:text-box>
            <text:p>i</text:p>
          </draw:text-box>
        </draw:frame>
        <draw:frame draw:style-name="gr29" draw:text-style-name="P5" draw:layer="layout" svg:width="0.642cm" svg:height="0.962cm" svg:x="11.2cm" svg:y="9.2cm">
          <draw:text-box>
            <text:p>j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9T18:27:44.447000000</meta:creation-date>
    <meta:generator>LibreOffice/6.2.6.2$Windows_X86_64 LibreOffice_project/684e730861356e74889dfe6dbddd3562aae2e6ad</meta:generator>
    <dc:date>2020-03-07T17:43:41.863000000</dc:date>
    <meta:editing-duration>PT45M59S</meta:editing-duration>
    <meta:editing-cycles>7</meta:editing-cycles>
    <meta:document-statistic meta:object-count="42"/>
  </office:meta>
</office:document-meta>
</file>